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47" style:family="paragraph" style:parent-style-name="Table_20_Contents">
      <style:text-properties officeooo:paragraph-rsid="004d3c50"/>
    </style:style>
    <style:style style:name="P48" style:family="paragraph" style:parent-style-name="Table_20_Contents">
      <style:text-properties officeooo:paragraph-rsid="006e8e1a"/>
    </style:style>
    <style:style style:name="P49" style:family="paragraph" style:parent-style-name="Table_20_Contents">
      <style:text-properties officeooo:paragraph-rsid="00767c54"/>
    </style:style>
    <style:style style:name="P50" style:family="paragraph" style:parent-style-name="Table_20_Contents">
      <style:text-properties officeooo:paragraph-rsid="009375c2"/>
    </style:style>
    <style:style style:name="P51" style:family="paragraph" style:parent-style-name="Table_20_Contents">
      <style:text-properties officeooo:paragraph-rsid="00b698e2"/>
    </style:style>
    <style:style style:name="P52" style:family="paragraph" style:parent-style-name="Table_20_Contents">
      <style:text-properties officeooo:paragraph-rsid="00bfdbd1"/>
    </style:style>
    <style:style style:name="P53" style:family="paragraph" style:parent-style-name="Table_20_Contents">
      <style:text-properties officeooo:paragraph-rsid="00e67b40"/>
    </style:style>
    <style:style style:name="P54" style:family="paragraph" style:parent-style-name="Table_20_Contents">
      <style:text-properties officeooo:paragraph-rsid="00e75ea5"/>
    </style:style>
    <style:style style:name="P55" style:family="paragraph" style:parent-style-name="Table_20_Contents">
      <style:text-properties officeooo:paragraph-rsid="0108f4cf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able_20_Contents">
      <style:text-properties officeooo:paragraph-rsid="011fee52"/>
    </style:style>
    <style:style style:name="P58" style:family="paragraph" style:parent-style-name="Table_20_Contents">
      <style:text-properties officeooo:paragraph-rsid="01262962"/>
    </style:style>
    <style:style style:name="P59" style:family="paragraph" style:parent-style-name="Table_20_Contents">
      <style:text-properties officeooo:paragraph-rsid="0127770a"/>
    </style:style>
    <style:style style:name="P60" style:family="paragraph" style:parent-style-name="Table_20_Contents">
      <style:text-properties officeooo:paragraph-rsid="012a02c9"/>
    </style:style>
    <style:style style:name="P61" style:family="paragraph" style:parent-style-name="Table_20_Contents">
      <style:text-properties officeooo:paragraph-rsid="012d6f0c"/>
    </style:style>
    <style:style style:name="P62" style:family="paragraph" style:parent-style-name="Table_20_Contents">
      <style:text-properties officeooo:paragraph-rsid="014029c5"/>
    </style:style>
    <style:style style:name="P63" style:family="paragraph" style:parent-style-name="Table_20_Contents">
      <style:text-properties officeooo:paragraph-rsid="01536d5b"/>
    </style:style>
    <style:style style:name="P64" style:family="paragraph" style:parent-style-name="Table_20_Contents">
      <style:text-properties officeooo:paragraph-rsid="0156ef0e"/>
    </style:style>
    <style:style style:name="P65" style:family="paragraph" style:parent-style-name="Table_20_Contents">
      <style:text-properties officeooo:paragraph-rsid="010ba44b"/>
    </style:style>
    <style:style style:name="P66" style:family="paragraph" style:parent-style-name="Table_20_Contents">
      <style:text-properties officeooo:paragraph-rsid="0116c433"/>
    </style:style>
    <style:style style:name="P67" style:family="paragraph" style:parent-style-name="Table_20_Contents">
      <style:text-properties officeooo:paragraph-rsid="015fc100"/>
    </style:style>
    <style:style style:name="P68" style:family="paragraph" style:parent-style-name="Table_20_Contents">
      <style:text-properties officeooo:paragraph-rsid="017f7b3e"/>
    </style:style>
    <style:style style:name="P69" style:family="paragraph" style:parent-style-name="Table_20_Contents">
      <style:text-properties officeooo:paragraph-rsid="01924b2d"/>
    </style:style>
    <style:style style:name="P70" style:family="paragraph" style:parent-style-name="Table_20_Contents">
      <style:text-properties officeooo:paragraph-rsid="01c4af9a"/>
    </style:style>
    <style:style style:name="P71" style:family="paragraph" style:parent-style-name="Table_20_Contents">
      <style:text-properties officeooo:paragraph-rsid="01c67a72"/>
    </style:style>
    <style:style style:name="P72" style:family="paragraph" style:parent-style-name="Table_20_Contents">
      <style:text-properties officeooo:paragraph-rsid="01d72fd8"/>
    </style:style>
    <style:style style:name="P73" style:family="paragraph" style:parent-style-name="Table_20_Contents">
      <style:text-properties officeooo:paragraph-rsid="01daa4a7"/>
    </style:style>
    <style:style style:name="P74" style:family="paragraph" style:parent-style-name="Table_20_Contents">
      <style:text-properties officeooo:paragraph-rsid="0072b850"/>
    </style:style>
    <style:style style:name="P75" style:family="paragraph" style:parent-style-name="Table_20_Contents">
      <style:text-properties officeooo:paragraph-rsid="003a1440"/>
    </style:style>
    <style:style style:name="P76" style:family="paragraph" style:parent-style-name="Table_20_Contents">
      <style:text-properties officeooo:paragraph-rsid="0049a42a"/>
    </style:style>
    <style:style style:name="P77" style:family="paragraph" style:parent-style-name="Table_20_Contents">
      <style:text-properties officeooo:paragraph-rsid="01f2ee4b"/>
    </style:style>
    <style:style style:name="P78" style:family="paragraph" style:parent-style-name="Table_20_Contents">
      <style:text-properties officeooo:paragraph-rsid="01f34d1f"/>
    </style:style>
    <style:style style:name="P79" style:family="paragraph" style:parent-style-name="Table_20_Contents">
      <style:text-properties officeooo:paragraph-rsid="01f75a5d"/>
    </style:style>
    <style:style style:name="P80" style:family="paragraph" style:parent-style-name="Table_20_Contents">
      <style:text-properties officeooo:paragraph-rsid="01ff8b12"/>
    </style:style>
    <style:style style:name="P81" style:family="paragraph" style:parent-style-name="Table_20_Contents">
      <style:text-properties officeooo:paragraph-rsid="02062754"/>
    </style:style>
    <style:style style:name="P82" style:family="paragraph" style:parent-style-name="Table_20_Contents">
      <style:text-properties officeooo:paragraph-rsid="020801da"/>
    </style:style>
    <style:style style:name="P83" style:family="paragraph" style:parent-style-name="Table_20_Contents">
      <style:text-properties officeooo:paragraph-rsid="022368e4"/>
    </style:style>
    <style:style style:name="P84" style:family="paragraph" style:parent-style-name="Table_20_Contents">
      <style:text-properties officeooo:paragraph-rsid="02245b63"/>
    </style:style>
    <style:style style:name="P85" style:family="paragraph" style:parent-style-name="Table_20_Contents">
      <style:text-properties officeooo:paragraph-rsid="022a3a56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2" style:family="paragraph" style:parent-style-name="Table_20_Contents">
      <style:text-properties officeooo:paragraph-rsid="022f0ff6"/>
    </style:style>
    <style:style style:name="P93" style:family="paragraph" style:parent-style-name="Table_20_Contents">
      <style:text-properties officeooo:paragraph-rsid="0230b508"/>
    </style:style>
    <style:style style:name="P94" style:family="paragraph" style:parent-style-name="Table_20_Contents">
      <style:text-properties officeooo:paragraph-rsid="02364638"/>
    </style:style>
    <style:style style:name="P95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96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9" style:family="paragraph" style:parent-style-name="Table_20_Contents">
      <style:text-properties style:font-name="Courier New" fo:font-size="10pt" fo:language="zxx" fo:country="none" fo:font-style="normal" officeooo:rsid="0213f657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00" style:family="paragraph" style:parent-style-name="Table_20_Contents">
      <style:text-properties style:font-name="Courier New" fo:font-size="10pt" fo:language="zxx" fo:country="none" fo:font-style="normal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101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5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officeooo:rsid="00c77656"/>
    </style:style>
    <style:style style:name="T180" style:family="text">
      <style:text-properties fo:font-style="italic" officeooo:rsid="023d069c" style:font-style-asian="italic" style:font-style-complex="italic"/>
    </style:style>
    <style:style style:name="T181" style:family="text">
      <style:text-properties officeooo:rsid="0213f657"/>
    </style:style>
    <style:style style:name="T182" style:family="text">
      <style:text-properties officeooo:rsid="023cd5a7"/>
    </style:style>
    <style:style style:name="T183" style:family="text">
      <style:text-properties officeooo:rsid="021570c6"/>
    </style:style>
    <style:style style:name="T184" style:family="text">
      <style:text-properties officeooo:rsid="023d069c"/>
    </style:style>
    <style:style style:name="T185" style:family="text">
      <style:text-properties officeooo:rsid="023ec2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Default_20_Paragraph_20_Font"><text:span text:style-name="T174">Celestra cheatsheet – v</text:span></text:span><text:span text:style-name="Default_20_Paragraph_20_Font"><text:span text:style-name="T176">5</text:span></text:span><text:span text:style-name="Default_20_Paragraph_20_Font"><text:span text:style-name="T175">.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78">0</text:span></text:span><text:span text:style-name="Default_20_Paragraph_20_Font"><text:span text:style-name="T17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6"><text:s/>celestra </text:span></text:span><text:span text:style-name="Default_20_Paragraph_20_Font"><text:span text:style-name="T5"><text:s/>and/or the </text:span></text:span><text:span text:style-name="Default_20_Paragraph_20_Font"><text:span text:style-name="T76"><text:s/></text:span></text:span><text:span text:style-name="Default_20_Paragraph_20_Font"><text:span text:style-name="T77">CEL</text:span></text:span><text:span text:style-name="Default_20_Paragraph_20_Font"><text:span text:style-name="T76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6"><text:s/></text:span></text:span><text:span text:style-name="Default_20_Paragraph_20_Font"><text:span text:style-name="T78">CEL</text:span></text:span><text:span text:style-name="Default_20_Paragraph_20_Font"><text:span text:style-name="T76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6">Core API</text:p>
          </table:table-cell>
          <table:table-cell table:style-name="Table1.A1" office:value-type="string">
            <text:p text:style-name="P88">DOM</text:p>
          </table:table-cell>
          <table:table-cell table:style-name="Table1.C1" office:value-type="string">
            <text:p text:style-name="P45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64"><text:span text:style-name="Source_20_Text"><text:span text:style-name="T45">signbit(&lt;value&gt;);</text:span></text:span></text:p>
            <text:p text:style-name="P47"><text:span text:style-name="Source_20_Text"><text:span text:style-name="T29">delay(&lt;ms&gt;).then(&lt;callback&gt;);</text:span></text:span></text:p>
            <text:p text:style-name="P94"><text:span text:style-name="Source_20_Text"><text:span text:style-name="T62">sleep</text:span></text:span><text:span text:style-name="Source_20_Text"><text:span text:style-name="T29">(&lt;ms&gt;).then(&lt;callback&gt;);</text:span></text:span></text:p>
            <text:p text:style-name="P47"><text:span text:style-name="Source_20_Text"><text:span text:style-name="T29">inherit(&lt;subclass&gt;,&lt;superclass&gt;);</text:span></text:span></text:p>
            <text:p text:style-name="P47"><text:span text:style-name="Source_20_Text"><text:span text:style-name="T29">randomIn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47"><text:span text:style-name="Source_20_Text"><text:span text:style-name="T29">randomFloat([max] </text:span></text:span><text:span text:style-name="Source_20_Text"><text:span text:style-name="T64">or</text:span></text:span><text:span text:style-name="Source_20_Text"><text:span text:style-name="T29"> &lt;min&gt;,&lt;max&gt;);</text:span></text:span></text:p>
            <text:p text:style-name="P69"><text:span text:style-name="Source_20_Text"><text:span text:style-name="T29">randomBoolean</text:span></text:span><text:span text:style-name="Source_20_Text"><text:span text:style-name="T48">();</text:span></text:span></text:p>
            <text:p text:style-name="P69"><text:span text:style-name="Source_20_Text"><text:span text:style-name="T51">randomID([hyphens=true][,usedate=false]);</text:span></text:span></text:p>
            <text:p text:style-name="P49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49"><text:span text:style-name="Source_20_Text"><text:span text:style-name="T29">inRange(&lt;value&gt;,&lt;min&gt;,&lt;max&gt;);</text:span></text:span></text:p>
            <text:p text:style-name="P78"><text:span text:style-name="Source_20_Text"><text:span text:style-name="T29">b64Encode(&lt;string&gt;); b64Decode(&lt;</text:span></text:span><text:span text:style-name="Source_20_Text"><text:span text:style-name="T98">str</text:span></text:span><text:span text:style-name="Source_20_Text"><text:span text:style-name="T123">ing</text:span></text:span><text:span text:style-name="Source_20_Text"><text:span text:style-name="T29">&gt;);</text:span></text:span></text:p>
            <text:p text:style-name="P47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47"><text:span text:style-name="Source_20_Text"><text:span text:style-name="T29">getUrlVars([str=location.search]);</text:span></text:span></text:p>
            <text:p text:style-name="P47"><text:span text:style-name="Source_20_Text"><text:span text:style-name="T29">obj2string(&lt;object&gt;);</text:span></text:span></text:p>
            <text:p text:style-name="P47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47"><text:span text:style-name="Source_20_Text"><text:span text:style-name="T29">extend([deep,]&lt;target&gt;,&lt;source1&gt;[,srcN]);</text:span></text:span></text:p>
            <text:p text:style-name="P78"><text:span text:style-name="Source_20_Text"><text:span text:style-name="T29">size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);</text:span></text:span></text:p>
            <text:p text:style-name="P79"><text:span text:style-name="Source_20_Text"><text:span text:style-name="T29">forIn(&lt;</text:span></text:span><text:span text:style-name="Source_20_Text"><text:span text:style-name="T111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79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24">callback</text:span></text:span><text:span text:style-name="Source_20_Text"><text:span text:style-name="T29">&gt;);</text:span></text:span></text:p>
            <text:p text:style-name="P79"><text:span text:style-name="Source_20_Text"><text:span text:style-name="T29">popIn(&lt;</text:span></text:span><text:span text:style-name="Source_20_Text"><text:span text:style-name="T114">obj</text:span></text:span><text:span text:style-name="Source_20_Text"><text:span text:style-name="T124">ect</text:span></text:span><text:span text:style-name="Source_20_Text"><text:span text:style-name="T29">&gt;,&lt;</text:span></text:span><text:span text:style-name="Source_20_Text"><text:span text:style-name="T114">pr</text:span></text:span><text:span text:style-name="Source_20_Text"><text:span text:style-name="T124">operty</text:span></text:span><text:span text:style-name="Source_20_Text"><text:span text:style-name="T29">&gt;);</text:span></text:span></text:p>
            <text:p text:style-name="P78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79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19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79"><text:span text:style-name="Source_20_Text"><text:span text:style-name="T29">strCapitalize(&lt;</text:span></text:span><text:span text:style-name="Source_20_Text"><text:span text:style-name="T112">s</text:span></text:span><text:span text:style-name="Source_20_Text"><text:span text:style-name="T124">tring</text:span></text:span><text:span text:style-name="Source_20_Text"><text:span text:style-name="T29">&gt;);</text:span></text:span></text:p>
            <text:p text:style-name="P83"><text:span text:style-name="Source_20_Text"><text:span text:style-name="T29">strUpFirst(&lt;</text:span></text:span><text:span text:style-name="Source_20_Text"><text:span text:style-name="T126">str</text:span></text:span><text:span text:style-name="Source_20_Text"><text:span text:style-name="T29">&gt;); </text:span></text:span><text:span text:style-name="Source_20_Text"><text:span text:style-name="T75">and</text:span></text:span><text:span text:style-name="Source_20_Text"><text:span text:style-name="T62"> </text:span></text:span><text:span text:style-name="Source_20_Text"><text:span text:style-name="T29">strDownFirst(&lt;</text:span></text:span><text:span text:style-name="Source_20_Text"><text:span text:style-name="T126">s</text:span></text:span><text:span text:style-name="Source_20_Text"><text:span text:style-name="T29">&gt;);</text:span></text:span></text:p>
            <text:p text:style-name="P47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0"><text:span text:style-name="Source_20_Text"><text:span text:style-name="T29">strHTML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0"><text:span text:style-name="Source_20_Text"><text:span text:style-name="T29">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4"><text:span text:style-name="Source_20_Text"><text:span text:style-name="T29">strReverse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);</text:span></text:span></text:p>
            <text:p text:style-name="P84"><text:span text:style-name="Source_20_Text"><text:span text:style-name="T29">strAt(&lt;</text:span></text:span><text:span text:style-name="Source_20_Text"><text:span text:style-name="T115">s</text:span></text:span><text:span text:style-name="Source_20_Text"><text:span text:style-name="T59">tring</text:span></text:span><text:span text:style-name="Source_20_Text"><text:span text:style-name="T29">&gt;,&lt;</text:span></text:span><text:span text:style-name="Source_20_Text"><text:span text:style-name="T108">index</text:span></text:span><text:span text:style-name="Source_20_Text"><text:span text:style-name="T29">&gt;);</text:span></text:span></text:p>
            <text:p text:style-name="P47"><text:span text:style-name="Source_20_Text"><text:span text:style-name="T29">strCodePoints(&lt;string&gt;);</text:span></text:span></text:p>
            <text:p text:style-name="P47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78"><text:span text:style-name="Source_20_Text"><text:span text:style-name="T29">bind(&lt;</text:span></text:span><text:span text:style-name="Source_20_Text"><text:span text:style-name="T125">fn</text:span></text:span><text:span text:style-name="Source_20_Text"><text:span text:style-name="T29">&gt;,&lt;context&gt;);</text:span></text:span><text:span text:style-name="Source_20_Text"><text:span text:style-name="T64"> </text:span></text:span><text:span text:style-name="Source_20_Text"><text:span text:style-name="T74">and </text:span></text:span><text:span text:style-name="Source_20_Text"><text:span text:style-name="T94">unBind</text:span></text:span><text:span text:style-name="Source_20_Text"><text:span text:style-name="T90">(&lt;</text:span></text:span><text:span text:style-name="Source_20_Text"><text:span text:style-name="T95">fn</text:span></text:span><text:span text:style-name="Source_20_Text"><text:span text:style-name="T90">&gt;);</text:span></text:span></text:p>
            <text:p text:style-name="P78"><text:span text:style-name="Source_20_Text"><text:span text:style-name="T29">constant(&lt;value&gt;);</text:span></text:span><text:span text:style-name="Source_20_Text"><text:span text:style-name="T64"> </text:span></text:span><text:span text:style-name="Source_20_Text"><text:span text:style-name="T73">and </text:span></text:span><text:span text:style-name="Source_20_Text"><text:span text:style-name="T87">identity(&lt;value&gt;);</text:span></text:span></text:p>
            <text:p text:style-name="P62"><text:span text:style-name="Source_20_Text"><text:span text:style-name="T29">noop(); </text:span></text:span><text:span text:style-name="Source_20_Text"><text:span text:style-name="T71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0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1"><text:span text:style-name="Source_20_Text"><text:span text:style-name="T29">assertEq(&lt;msg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1"><text:span text:style-name="Source_20_Text"><text:span text:style-name="T29">assertNotEq(&lt;m&gt;,&lt;</text:span></text:span><text:span text:style-name="Source_20_Text"><text:span text:style-name="T107">v1</text:span></text:span><text:span text:style-name="Source_20_Text"><text:span text:style-name="T29">&gt;,&lt;</text:span></text:span><text:span text:style-name="Source_20_Text"><text:span text:style-name="T107">v2</text:span></text:span><text:span text:style-name="Source_20_Text"><text:span text:style-name="T29">&gt;[,strict=true]);</text:span></text:span></text:p>
            <text:p text:style-name="P51"><text:span text:style-name="Source_20_Text"><text:span text:style-name="T29">assertTrue(&lt;msg&gt;,&lt;value&gt;);</text:span></text:span></text:p>
            <text:p text:style-name="P51"><text:span text:style-name="Source_20_Text"><text:span text:style-name="T29">assertFalse(&lt;msg&gt;,&lt;value&gt;);</text:span></text:span></text:p>
            <text:p text:style-name="P59"><text:span text:style-name="Source_20_Text"><text:span text:style-name="T29">noConflict(); </text:span></text:span><text:span text:style-name="Source_20_Text"><text:span text:style-name="T72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47"><text:span text:style-name="Source_20_Text"><text:span text:style-name="T29">qsa(&lt;selector&gt;[,context]).forEach(&lt;</text:span></text:span><text:span text:style-name="Source_20_Text"><text:span text:style-name="T100">cb</text:span></text:span><text:span text:style-name="Source_20_Text"><text:span text:style-name="T29">&gt;);</text:span></text:span></text:p>
            <text:p text:style-name="P47"><text:span text:style-name="Source_20_Text"><text:span text:style-name="T29">qs(&lt;selector&gt;[,context]);</text:span></text:span></text:p>
            <text:p text:style-name="P47"><text:span text:style-name="Source_20_Text"><text:span text:style-name="T29"/></text:span></text:p>
            <text:p text:style-name="P47"><text:span text:style-name="Source_20_Text"><text:span text:style-name="T29">domReady(&lt;</text:span></text:span><text:span text:style-name="Source_20_Text"><text:span text:style-name="T100">callback</text:span></text:span><text:span text:style-name="Source_20_Text"><text:span text:style-name="T29">&gt;);</text:span></text:span></text:p>
            <text:p text:style-name="P47"><text:span text:style-name="Source_20_Text"><text:span text:style-name="T29">domCreate(&lt;type&gt;[,properties[,innerHTML]]);</text:span></text:span></text:p>
            <text:p text:style-name="P47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47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52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8">]</text:span></text:span><text:span text:style-name="Source_20_Text"><text:span text:style-name="T29">);</text:span></text:span></text:p>
            <text:p text:style-name="P47"><text:span text:style-name="Source_20_Text"><text:span text:style-name="T29">domSetCSS(&lt;element&gt;,&lt;property&gt;,&lt;value&gt;);</text:span></text:span></text:p>
            <text:p text:style-name="P47"><text:span text:style-name="Source_20_Text"><text:span text:style-name="T29">domSetCSS(&lt;element&gt;,&lt;properties&gt;);</text:span></text:span></text:p>
            <text:p text:style-name="P47"><text:span text:style-name="Source_20_Text"><text:span text:style-name="T29">domFadeIn(&lt;element&gt;[,duration[,display]]);</text:span></text:span></text:p>
            <text:p text:style-name="P47"><text:span text:style-name="Source_20_Text"><text:span text:style-name="T29">domFadeOut(&lt;element&gt;[,duration]);</text:span></text:span></text:p>
            <text:p text:style-name="P47"><text:span text:style-name="Source_20_Text"><text:span text:style-name="T29">domFadeToggle(&lt;elem.&gt;[,duration[,display]]);</text:span></text:span></text:p>
            <text:p text:style-name="P59"><text:span text:style-name="Source_20_Text"><text:span text:style-name="T29">domShow(&lt;element&gt;[,display]);</text:span></text:span></text:p>
            <text:p text:style-name="P59"><text:span text:style-name="Source_20_Text"><text:span text:style-name="T29">domHide(&lt;</text:span></text:span><text:span text:style-name="Source_20_Text"><text:span text:style-name="T98">el</text:span></text:span><text:span text:style-name="Source_20_Text"><text:span text:style-name="T109">ement</text:span></text:span><text:span text:style-name="Source_20_Text"><text:span text:style-name="T29">&gt;);</text:span></text:span></text:p>
            <text:p text:style-name="P47"><text:span text:style-name="Source_20_Text"><text:span text:style-name="T29">domToggle(&lt;element&gt;[,display]);</text:span></text:span></text:p>
            <text:p text:style-name="P47"><text:span text:style-name="Source_20_Text"><text:span text:style-name="T29">domIsHidden(&lt;element&gt;);</text:span></text:span></text:p>
            <text:p text:style-name="P47"><text:span text:style-name="Source_20_Text"><text:span text:style-name="T29"/></text:span></text:p>
            <text:p text:style-name="P47"><text:span text:style-name="Source_20_Text"><text:span text:style-name="T29">domSiblings(&lt;element&gt;);</text:span></text:span></text:p>
            <text:p text:style-name="P47"><text:span text:style-name="Source_20_Text"><text:span text:style-name="T29">domSiblingsPrev(&lt;element&gt;);</text:span></text:span></text:p>
            <text:p text:style-name="P63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47"><text:span text:style-name="Source_20_Text"><text:span text:style-name="T29">domSiblingsNext(&lt;element&gt;);</text:span></text:span></text:p>
            <text:p text:style-name="P63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48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47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68"><text:span text:style-name="Source_20_Text"><text:span text:style-name="T29"/></text:span></text:p>
            <text:p text:style-name="P68"><text:span text:style-name="Source_20_Text"><text:span text:style-name="T29">importScript(&lt;script1&gt;[,scriptN]);</text:span></text:span></text:p>
            <text:p text:style-name="P68"><text:span text:style-name="Source_20_Text"><text:span text:style-name="T29">importStyle(&lt;style1&gt;[,styleN]);</text:span></text:span></text:p>
            <text:p text:style-name="P47"><text:span text:style-name="Source_20_Text"><text:span text:style-name="T29"/></text:span></text:p>
            <text:p text:style-name="P47"><text:span text:style-name="Source_20_Text"><text:span text:style-name="T29">setFullscreenOn(&lt;selector&gt; </text:span></text:span><text:span text:style-name="Source_20_Text"><text:span text:style-name="T64">or</text:span></text:span><text:span text:style-name="Source_20_Text"><text:span text:style-name="T29"> &lt;element&gt;);</text:span></text:span></text:p>
            <text:p text:style-name="P59"><text:span text:style-name="Source_20_Text"><text:span text:style-name="T29">setFullscreenOff();</text:span></text:span></text:p>
            <text:p text:style-name="P59"><text:span text:style-name="Source_20_Text"><text:span text:style-name="T29">getFullscreen();</text:span></text:span></text:p>
            <text:p text:style-name="P71"><text:span text:style-name="Source_20_Text"><text:span text:style-name="T29"/></text:span></text:p>
            <text:p text:style-name="P71"><text:span text:style-name="Source_20_Text"><text:span text:style-name="T29">form2array(&lt;form&gt;);</text:span></text:span></text:p>
            <text:p text:style-name="P71"><text:span text:style-name="Source_20_Text"><text:span text:style-name="T29">form2string(&lt;form&gt;);</text:span></text:span></text:p>
            <text:p text:style-name="P47"><text:span text:style-name="Source_20_Text"><text:span text:style-name="T29"/></text:span></text:p>
            <text:p text:style-name="P47"><text:span text:style-name="Source_20_Text"><text:span text:style-name="T29">getDoNotTrack();</text:span></text:span></text:p>
            <text:p text:style-name="P47"><text:span text:style-name="Source_20_Text"><text:span text:style-name="T29">getLocation(&lt;success&gt;[,error]);</text:span></text:span></text:p>
            <text:p text:style-name="P47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53"><text:span text:style-name="Source_20_Text"><text:span text:style-name="T29">isMap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Map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53"><text:span text:style-name="Source_20_Text"><text:span text:style-name="T29">isSet(&lt;</text:span></text:span><text:span text:style-name="Source_20_Text"><text:span text:style-name="T97">v</text:span></text:span><text:span text:style-name="Source_20_Text"><text:span text:style-name="T110">alue</text:span></text:span><text:span text:style-name="Source_20_Text"><text:span text:style-name="T29">&gt;);</text:span></text:span><text:span text:style-name="Source_20_Text"><text:span text:style-name="T64"> </text:span></text:span><text:span text:style-name="Source_20_Text"><text:span text:style-name="T65">and</text:span></text:span><text:span text:style-name="Source_20_Text"><text:span text:style-name="T64"> </text:span></text:span><text:span text:style-name="Source_20_Text"><text:span text:style-name="T29">isWeakSet(&lt;</text:span></text:span><text:span text:style-name="Source_20_Text"><text:span text:style-name="T97">v</text:span></text:span><text:span text:style-name="Source_20_Text"><text:span text:style-name="T29">&gt;);</text:span></text:span></text:p>
            <text:p text:style-name="P61"><text:span text:style-name="Source_20_Text"><text:span text:style-name="T29">isNumber(&lt;</text:span></text:span><text:span text:style-name="Source_20_Text"><text:span text:style-name="T106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29"> isNumeric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61"><text:span text:style-name="Source_20_Text"><text:span text:style-name="T29">isFloat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29">&gt;); </text:span></text:span><text:span text:style-name="Source_20_Text"><text:span text:style-name="T69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50"><text:span text:style-name="Source_20_Text"><text:span text:style-name="T29">isString(&lt;</text:span></text:span><text:span text:style-name="Source_20_Text"><text:span text:style-name="T99">v</text:span></text:span><text:span text:style-name="Source_20_Text"><text:span text:style-name="T29">&gt;); </text:span></text:span><text:span text:style-name="Source_20_Text"><text:span text:style-name="T64"><text:s/></text:span></text:span><text:span text:style-name="Source_20_Text"><text:span text:style-name="T66">and </text:span></text:span><text:span text:style-name="Source_20_Text"><text:span text:style-name="T29">isChar(&lt;</text:span></text:span><text:span text:style-name="Source_20_Text"><text:span text:style-name="T99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53"><text:span text:style-name="Source_20_Text"><text:span text:style-name="T29">isDate(&lt;</text:span></text:span><text:span text:style-name="Source_20_Text"><text:span text:style-name="T102">v</text:span></text:span><text:span text:style-name="Source_20_Text"><text:span text:style-name="T121">al</text:span></text:span><text:span text:style-name="Source_20_Text"><text:span text:style-name="T29">&gt;); <text:s/></text:span></text:span><text:span text:style-name="Source_20_Text"><text:span text:style-name="T67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1">v</text:span></text:span><text:span text:style-name="Source_20_Text"><text:span text:style-name="T121">al</text:span></text:span><text:span text:style-name="Source_20_Text"><text:span text:style-name="T29">&gt;);</text:span></text:span></text:p>
            <text:p text:style-name="P58"><text:span text:style-name="Source_20_Text"><text:span text:style-name="T29">isRegexp(&lt;</text:span></text:span><text:span text:style-name="Source_20_Text"><text:span text:style-name="T103">v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3">v</text:span></text:span><text:span text:style-name="Source_20_Text"><text:span text:style-name="T29">&gt;);</text:span></text:span></text:p>
            <text:p text:style-name="P60"><text:span text:style-name="Source_20_Text"><text:span text:style-name="T29">isElement(&lt;</text:span></text:span><text:span text:style-name="Source_20_Text"><text:span text:style-name="T105">v</text:span></text:span><text:span text:style-name="Source_20_Text"><text:span text:style-name="T29">&gt;); </text:span></text:span><text:span text:style-name="Source_20_Text"><text:span text:style-name="T68">and </text:span></text:span><text:span text:style-name="Source_20_Text"><text:span text:style-name="T29">isObject(&lt;</text:span></text:span><text:span text:style-name="Source_20_Text"><text:span text:style-name="T105">v</text:span></text:span><text:span text:style-name="Source_20_Text"><text:span text:style-name="T29">&gt;);</text:span></text:span></text:p>
            <text:p text:style-name="P78"><text:span text:style-name="Source_20_Text"><text:span text:style-name="T29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78"><text:span text:style-name="Source_20_Text"><text:span text:style-name="T29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78"><text:span text:style-name="Source_20_Text"><text:span text:style-name="T29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78"><text:span text:style-name="Source_20_Text"><text:span text:style-name="T29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29">&gt;);</text:span></text:span></text:p>
            <text:p text:style-name="P77"><text:span text:style-name="Source_20_Text"><text:span text:style-name="T29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 </text:span></text:span></text:p>
            <text:p text:style-name="P77"><text:span text:style-name="Source_20_Text"><text:span text:style-name="T29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58"><text:span text:style-name="Source_20_Text"><text:span text:style-name="T29">isPlainObject(&lt;value&gt;);</text:span></text:span></text:p>
            <text:p text:style-name="P77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77"><text:span text:style-name="Source_20_Text"><text:span text:style-name="T5">isFalsy(&lt;</text:span></text:span><text:span text:style-name="Source_20_Text"><text:span text:style-name="T129">v</text:span></text:span><text:span text:style-name="Source_20_Text"><text:span text:style-name="T130">al</text:span></text:span><text:span text:style-name="Source_20_Text"><text:span text:style-name="T131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72"><text:span text:style-name="Source_20_Text"><text:span text:style-name="T29">isFunction(&lt;</text:span></text:span><text:span text:style-name="Source_20_Text"><text:span text:style-name="T118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8">Callable</text:span></text:span><text:span text:style-name="Source_20_Text"><text:span text:style-name="T29">(&lt;</text:span></text:span><text:span text:style-name="Source_20_Text"><text:span text:style-name="T118">v</text:span></text:span><text:span text:style-name="Source_20_Text"><text:span text:style-name="T29">&gt;);</text:span></text:span></text:p>
            <text:p text:style-name="P57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0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0"><text:span text:style-name="Source_20_Text"><text:span text:style-name="T29">isAsyncGeneratorFn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60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4">v</text:span></text:span><text:span text:style-name="Source_20_Text"><text:span text:style-name="T105">alue</text:span></text:span><text:span text:style-name="Source_20_Text"><text:span text:style-name="T29">&gt;);</text:span></text:span></text:p>
            <text:p text:style-name="P74"><text:span text:style-name="Source_20_Text"><text:span text:style-name="T29">isArraylike(&lt;value&gt;);</text:span></text:span></text:p>
            <text:p text:style-name="P73"><text:span text:style-name="Source_20_Text"><text:span text:style-name="T29">isTypedArray(&lt;value&gt;);</text:span></text:span></text:p>
            <text:p text:style-name="P73"><text:span text:style-name="Source_20_Text"><text:span text:style-name="T29">isArrayBuffer(&lt;value&gt;);</text:span></text:span></text:p>
            <text:p text:style-name="P77"><text:span text:style-name="Source_20_Text"><text:span text:style-name="T29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77"><text:span text:style-name="Source_20_Text"><text:span text:style-name="T29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77"><text:span text:style-name="Source_20_Text"><text:span text:style-name="T29">isIterator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77"><text:span text:style-name="Source_20_Text"><text:span text:style-name="T29">isIterable(&lt;</text:span></text:span><text:span text:style-name="Source_20_Text"><text:span text:style-name="T113">v</text:span></text:span><text:span text:style-name="Source_20_Text"><text:span text:style-name="T122">alue</text:span></text:span><text:span text:style-name="Source_20_Text"><text:span text:style-name="T29">&gt;);</text:span></text:span></text:p>
            <text:p text:style-name="P60"><text:span text:style-name="Source_20_Text"><text:span text:style-name="T29">isEmptyObject(&lt;value&gt;);</text:span></text:span></text:p>
            <text:p text:style-name="P60"><text:span text:style-name="Source_20_Text"><text:span text:style-name="T29">isEmptyArray(&lt;value&gt;);</text:span></text:span></text:p>
            <text:p text:style-name="P60"><text:span text:style-name="Source_20_Text"><text:span text:style-name="T29">isEmptyMap(&lt;value&gt;);</text:span></text:span></text:p>
            <text:p text:style-name="P60"><text:span text:style-name="Source_20_Text"><text:span text:style-name="T29">isEmptySet(&lt;value&gt;);</text:span></text:span></text:p>
            <text:p text:style-name="P60"><text:span text:style-name="Source_20_Text"><text:span text:style-name="T29">isEmptyIterator(&lt;value&gt;);</text:span></text:span></text:p>
            <text:p text:style-name="P59"><text:span text:style-name="Source_20_Text"><text:span text:style-name="T29">isSameObject(&lt;object1&gt;,&lt;object2&gt;);</text:span></text:span></text:p>
            <text:p text:style-name="P59"><text:span text:style-name="Source_20_Text"><text:span text:style-name="T29">isSameArray(&lt;array1&gt;,&lt;array2&gt;);</text:span></text:span></text:p>
            <text:p text:style-name="P59"><text:span text:style-name="Source_20_Text"><text:span text:style-name="T29">isSameMap(&lt;map1&gt;,&lt;map2&gt;);</text:span></text:span></text:p>
            <text:p text:style-name="P59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59"><text:span text:style-name="Source_20_Text"><text:span text:style-name="T29">isSameIterator(&lt;iter1&gt;,&lt;iter2&gt;);</text:span></text:span></text:p>
          </table:table-cell>
        </table:table-row>
      </table:table>
      <text:p text:style-name="P41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32">Collections</text:span></text:span></text:p>
          </table:table-cell>
          <table:covered-table-cell/>
          <table:table-cell table:style-name="Table4.C1" office:value-type="string">
            <text:p text:style-name="P90">Polyfills</text:p>
          </table:table-cell>
        </table:table-row>
        <table:table-row>
          <table:table-cell table:style-name="Table4.A2" table:number-rows-spanned="3" office:value-type="string">
            <text:p text:style-name="P20"><text:span text:style-name="Source_20_Text"><text:span text:style-name="T133">arrayCreate([length=0]);</text:span></text:span></text:p>
            <text:p text:style-name="P20"><text:span text:style-name="Source_20_Text"><text:span text:style-name="T133">arrayDeepClone(&lt;array&gt;);</text:span></text:span></text:p>
            <text:p text:style-name="P20"><text:span text:style-name="Source_20_Text"><text:span text:style-name="T133">arrayMerge(&lt;targe</text:span></text:span><text:span text:style-name="Source_20_Text"><text:span text:style-name="T140">t</text:span></text:span><text:span text:style-name="Source_20_Text"><text:span text:style-name="T133">&gt;,&lt;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33">c</text:span></text:span><text:span text:style-name="Source_20_Text"><text:span text:style-name="T145">e</text:span></text:span><text:span text:style-name="Source_20_Text"><text:span text:style-name="T133">1&gt;[,</text:span></text:span><text:span text:style-name="Source_20_Text"><text:span text:style-name="T140">s</text:span></text:span><text:span text:style-name="Source_20_Text"><text:span text:style-name="T145">ou</text:span></text:span><text:span text:style-name="Source_20_Text"><text:span text:style-name="T140">r</text:span></text:span><text:span text:style-name="Source_20_Text"><text:span text:style-name="T145">ce</text:span></text:span><text:span text:style-name="Source_20_Text"><text:span text:style-name="T133">N]);</text:span></text:span></text:p>
            <text:p text:style-name="P24"><text:span text:style-name="Source_20_Text"><text:span text:style-name="T133">arrayUnique(&lt;collection&gt;);</text:span></text:span></text:p>
            <text:p text:style-name="P24"><text:span text:style-name="Source_20_Text"><text:span text:style-name="T159">arrayAdd</text:span></text:span><text:span text:style-name="Source_20_Text"><text:span text:style-name="T133">(&lt;array&gt;,&lt;value&gt;);</text:span></text:span></text:p>
            <text:p text:style-name="P24"><text:span text:style-name="Source_20_Text"><text:span text:style-name="T133">arrayClear(&lt;array&gt;); </text:span></text:span></text:p>
            <text:p text:style-name="P24"><text:span text:style-name="Source_20_Text"><text:span text:style-name="T156">arrayRemove(&lt;array&gt;,&lt;value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30"><text:span text:style-name="Source_20_Text"><text:span text:style-name="T156">arrayRemove</text:span></text:span><text:span text:style-name="Source_20_Text"><text:span text:style-name="T161">By</text:span></text:span><text:span text:style-name="Source_20_Text"><text:span text:style-name="T156">(&lt;array&gt;,&lt;</text:span></text:span><text:span text:style-name="Source_20_Text"><text:span text:style-name="T161">callback</text:span></text:span><text:span text:style-name="Source_20_Text"><text:span text:style-name="T156">&gt;[,all</text:span></text:span><text:span text:style-name="Source_20_Text"><text:span text:style-name="T160">=false</text:span></text:span><text:span text:style-name="Source_20_Text"><text:span text:style-name="T156">]);</text:span></text:span></text:p>
            <text:p text:style-name="P55"><text:span text:style-name="Source_20_Text"><text:span text:style-name="T79">arrayRange([start=0[,end=</text:span></text:span><text:span text:style-name="Source_20_Text"><text:span text:style-name="T93">99</text:span></text:span><text:span text:style-name="Source_20_Text"><text:span text:style-name="T79">[,step=1]]]);</text:span></text:span></text:p>
            <text:p text:style-name="P56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56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56"><text:span text:style-name="Source_20_Text"><text:span text:style-name="T5"/></text:span></text:p>
            <text:p text:style-name="P55"><text:span text:style-name="Source_20_Text"><text:span text:style-name="T6">iterRange([start=0[,step=1[,end=Infinity]]]);</text:span></text:span></text:p>
            <text:p text:style-name="P55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55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54"><text:span text:style-name="Source_20_Text"><text:span text:style-name="T5"/></text:span></text:p>
            <text:p text:style-name="P54"><text:span text:style-name="Source_20_Text"><text:span text:style-name="T5">arrayUnion(&lt;collection1&gt;[,collectionN]);</text:span></text:span></text:p>
            <text:p text:style-name="P54"><text:span text:style-name="Source_20_Text"><text:span text:style-name="T5">arrayIntersection(&lt;collection1&gt;,&lt;collection2&gt;);</text:span></text:span></text:p>
            <text:p text:style-name="P54"><text:span text:style-name="Source_20_Text"><text:span text:style-name="T5">arrayDifference(&lt;collection1&gt;,&lt;collection2&gt;);</text:span></text:span></text:p>
            <text:p text:style-name="P54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54"><text:span text:style-name="Source_20_Text"><text:span text:style-name="T5">setUnion(&lt;collection1&gt;[,collectionN]);</text:span></text:span></text:p>
            <text:p text:style-name="P54"><text:span text:style-name="Source_20_Text"><text:span text:style-name="T5"/></text:span></text:p>
            <text:p text:style-name="P54"><text:span text:style-name="Source_20_Text"><text:span text:style-name="T5">setIntersection(&lt;set1&gt;,&lt;set2&gt;);</text:span></text:span></text:p>
            <text:p text:style-name="P54"><text:span text:style-name="Source_20_Text"><text:span text:style-name="T5">setDifference(&lt;set1&gt;,&lt;set2&gt;);</text:span></text:span></text:p>
            <text:p text:style-name="P22"><text:span text:style-name="Source_20_Text"><text:span text:style-name="T133">setSymmetricDifference(&lt;set1&gt;,&lt;set2&gt;);</text:span></text:span></text:p>
            <text:p text:style-name="P54"><text:span text:style-name="Source_20_Text"><text:span text:style-name="T5"/></text:span></text:p>
            <text:p text:style-name="P54"><text:span text:style-name="Source_20_Text"><text:span text:style-name="T5">isSuperset(&lt;superCollection&gt;,&lt;subCollection&gt;);</text:span></text:span></text:p>
            <text:p text:style-name="P54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75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3"> </text:span></text:span></text:p>
            <text:p text:style-name="P3"><text:span text:style-name="Source_20_Text"><text:span text:style-name="T5">dropWhile(&lt;collection&gt;,&lt;callback&gt;);</text:span></text:span></text:p>
            <text:p text:style-name="P3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3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55"><text:span text:style-name="Source_20_Text"><text:span text:style-name="T80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6"><text:span text:style-name="Source_20_Text"><text:span text:style-name="T137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7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28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67"><text:span text:style-name="Source_20_Text"><text:span text:style-name="T83">p</text:span></text:span><text:span text:style-name="Source_20_Text"><text:span text:style-name="T84">artition(&lt;collection&gt;,&lt;</text:span></text:span><text:span text:style-name="Source_20_Text"><text:span text:style-name="T91">c</text:span></text:span><text:span text:style-name="Source_20_Text"><text:span text:style-name="T92">all</text:span></text:span><text:span text:style-name="Source_20_Text"><text:span text:style-name="T91">b</text:span></text:span><text:span text:style-name="Source_20_Text"><text:span text:style-name="T92">ack</text:span></text:span><text:span text:style-name="Source_20_Text"><text:span text:style-name="T84">&gt;);</text:span></text:span></text:p>
            <text:p text:style-name="P29"><text:span text:style-name="Source_20_Text"><text:span text:style-name="T158">g</text:span></text:span><text:span text:style-name="Source_20_Text"><text:span text:style-name="T157">roup(&lt;collec</text:span></text:span><text:span text:style-name="Source_20_Text"><text:span text:style-name="T165">t</text:span></text:span><text:span text:style-name="Source_20_Text"><text:span text:style-name="T157">.&gt;,&lt;c</text:span></text:span><text:span text:style-name="Source_20_Text"><text:span text:style-name="T163">b</text:span></text:span><text:span text:style-name="Source_20_Text"><text:span text:style-name="T157">&gt;</text:span></text:span><text:span text:style-name="Source_20_Text"><text:span text:style-name="T163">[,map=false]</text:span></text:span><text:span text:style-name="Source_20_Text"><text:span text:style-name="T157">);</text:span></text:span></text:p>
            <text:p text:style-name="P18"><text:span text:style-name="Source_20_Text"><text:span text:style-name="T16"/></text:span></text:p>
            <text:p text:style-name="P18"><text:span text:style-name="Source_20_Text"><text:span text:style-name="T144">shuffle(&lt;collection&gt;);</text:span></text:span></text:p>
            <text:p text:style-name="P25"><text:span text:style-name="Source_20_Text"><text:span text:style-name="T133">min(&lt;</text:span></text:span><text:span text:style-name="Source_20_Text"><text:span text:style-name="T141">value1&gt;[,valueN]</text:span></text:span><text:span text:style-name="Source_20_Text"><text:span text:style-name="T133">);</text:span></text:span></text:p>
            <text:p text:style-name="P17"><text:span text:style-name="Source_20_Text"><text:span text:style-name="T142">max(&lt;</text:span></text:span><text:span text:style-name="Source_20_Text"><text:span text:style-name="T141">value1&gt;[,valueN]</text:span></text:span><text:span text:style-name="Source_20_Text"><text:span text:style-name="T142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58"><text:span text:style-name="Source_20_Text"><text:span text:style-name="T5"/></text:span></text:p>
            <text:p text:style-name="P58"><text:span text:style-name="Source_20_Text"><text:span text:style-name="T5">zip(&lt;collection1&gt;[,collectionN]);</text:span></text:span></text:p>
            <text:p text:style-name="P6"><text:span text:style-name="Source_20_Text"><text:span text:style-name="T82">unzip(&lt;collection&gt;);</text:span></text:span></text:p>
            <text:p text:style-name="P6"><text:span text:style-name="Source_20_Text"><text:span text:style-name="T82">zipObj(&lt;collection1&gt;,&lt;collection2&gt;);</text:span></text:span></text:p>
            <text:p text:style-name="P65"><text:span text:style-name="Source_20_Text"><text:span text:style-name="T5">item(&lt;collection&gt;,&lt;index&gt;);</text:span></text:span></text:p>
            <text:p text:style-name="P66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1">head(&lt;col</text:span></text:span><text:span text:style-name="Source_20_Text"><text:span text:style-name="T85">lection</text:span></text:span><text:span text:style-name="Source_20_Text"><text:span text:style-name="T81">&gt;);</text:span></text:span></text:p>
            <text:p text:style-name="P15"><text:span text:style-name="Source_20_Text"><text:span text:style-name="T133">last(&lt;collec</text:span></text:span><text:span text:style-name="Source_20_Text"><text:span text:style-name="T136">tion</text:span></text:span><text:span text:style-name="Source_20_Text"><text:span text:style-name="T133">&gt;);</text:span></text:span></text:p>
            <text:p text:style-name="P40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4"><text:span text:style-name="Source_20_Text"><text:span text:style-name="T137">join(&lt;collection&gt;[,separator</text:span></text:span><text:span text:style-name="Source_20_Text"><text:span text:style-name="T138">=","</text:span></text:span><text:span text:style-name="Source_20_Text"><text:span text:style-name="T137">]);</text:span></text:span></text:p>
          </table:table-cell>
          <table:table-cell table:style-name="Table4.C2" office:value-type="string">
            <text:p text:style-name="P26"><text:span text:style-name="Source_20_Text"><text:span text:style-name="T5"/></text:span></text:p>
            <text:p text:style-name="P26"><text:span text:style-name="Source_20_Text"><text:span text:style-name="T133">Array.prototype.at();</text:span></text:span></text:p>
            <text:p text:style-name="P26"><text:span text:style-name="Source_20_Text"><text:span text:style-name="T133">Array.prototype.findLast();</text:span></text:span></text:p>
            <text:p text:style-name="P26"><text:span text:style-name="Source_20_Text"><text:span text:style-name="T133">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32"><text:span text:style-name="Source_20_Text"><text:span text:style-name="T133">Array.prototype.flat();</text:span></text:span></text:p>
            <text:p text:style-name="P32"><text:span text:style-name="Source_20_Text"><text:span text:style-name="T133">Array.prototype.flatMap();</text:span></text:span></text:p>
            <text:p text:style-name="P26"><text:span text:style-name="Source_20_Text"><text:span text:style-name="T133">Array.prototype.group();</text:span></text:span></text:p>
            <text:p text:style-name="P26"><text:span text:style-name="Source_20_Text"><text:span text:style-name="T133">Array.prototype.groupToMap();</text:span></text:span></text:p>
            <text:p text:style-name="P20"><text:span text:style-name="Source_20_Text"><text:span text:style-name="T5"/></text:span></text:p>
            <text:p text:style-name="P32"><text:span text:style-name="Source_20_Text"><text:span text:style-name="T133">crypto.randomUUID();</text:span></text:span></text:p>
            <text:p text:style-name="P32"><text:span text:style-name="Source_20_Text"><text:span text:style-name="T5"/></text:span></text:p>
            <text:p text:style-name="P32"><text:span text:style-name="Source_20_Text"><text:span text:style-name="T133">globalThis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3">Number.MIN_SAFE_INTEGER;</text:span></text:span></text:p>
            <text:p text:style-name="P33"><text:span text:style-name="Source_20_Text"><text:span text:style-name="T133">Number.M</text:span></text:span><text:span text:style-name="Source_20_Text"><text:span text:style-name="T148">AX</text:span></text:span><text:span text:style-name="Source_20_Text"><text:span text:style-name="T133">_SAFE_INTEGER;</text:span></text:span></text:p>
            <text:p text:style-name="P33"><text:span text:style-name="Source_20_Text"><text:span text:style-name="T5"/></text:span></text:p>
            <text:p text:style-name="P32"><text:span text:style-name="Source_20_Text"><text:span text:style-name="T164">Object</text:span></text:span><text:span text:style-name="Source_20_Text"><text:span text:style-name="T162">.fromEntries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35">hasOwn();</text:span></text:span></text:p>
            <text:p text:style-name="P32"><text:span text:style-name="Source_20_Text"><text:span text:style-name="T133">Object</text:span></text:span><text:span text:style-name="Source_20_Text"><text:span text:style-name="T143">.</text:span></text:span><text:span text:style-name="Source_20_Text"><text:span text:style-name="T147">is</text:span></text:span><text:span text:style-name="Source_20_Text"><text:span text:style-name="T135">();</text:span></text:span></text:p>
            <text:p text:style-name="P32"><text:span text:style-name="Source_20_Text"><text:span text:style-name="T86"/></text:span></text:p>
            <text:p text:style-name="P32"><text:span text:style-name="Source_20_Text"><text:span text:style-name="T133">String.prototype.at();</text:span></text:span></text:p>
            <text:p text:style-name="P32"><text:span text:style-name="Source_20_Text"><text:span text:style-name="T146">String.prototype</text:span></text:span><text:span text:style-name="Source_20_Text"><text:span text:style-name="T133">.matchAll();</text:span></text:span></text:p>
            <text:p text:style-name="P23"><text:span text:style-name="Source_20_Text"><text:span text:style-name="T133">String.prototype.replaceAll();</text:span></text:span></text:p>
            <text:p text:style-name="P23"><text:span text:style-name="Source_20_Text"><text:span text:style-name="T133">String.prototype.trimStart();</text:span></text:span></text:p>
            <text:p text:style-name="P20"><text:span text:style-name="Source_20_Text"><text:span text:style-name="T133">String.prototype.trimLeft();</text:span></text:span></text:p>
            <text:p text:style-name="P20"><text:span text:style-name="Source_20_Text"><text:span text:style-name="T133">String.prototype.trimEnd();</text:span></text:span></text:p>
            <text:p text:style-name="P20"><text:span text:style-name="Source_20_Text"><text:span text:style-name="T133">String.prototype.trimRight();</text:span></text:span></text:p>
            <text:p text:style-name="P20"><text:span text:style-name="Source_20_Text"><text:span text:style-name="T5"/></text:span></text:p>
            <text:p text:style-name="P28"><text:span text:style-name="Source_20_Text"><text:span text:style-name="T133">TypedArray.prototype.at();</text:span></text:span></text:p>
            <text:p text:style-name="P27"><text:span text:style-name="Source_20_Text"><text:span text:style-name="T133">TypedArray.prototype.findLast();</text:span></text:span></text:p>
            <text:p text:style-name="P27"><text:span text:style-name="Source_20_Text"><text:span text:style-name="T133">TypedArray.prototype.findLast</text:span></text:span><text:span text:style-name="Source_20_Text"><text:span text:style-name="T139">Index</text:span></text:span><text:span text:style-name="Source_20_Text"><text:span text:style-name="T133">();</text:span></text:span></text:p>
            <text:p text:style-name="P27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1"><text:span text:style-name="T179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1"><text:span text:style-name="Source_20_Text"><text:span text:style-name="T5"/></text:span></text:p>
            <text:p text:style-name="P21"><text:span text:style-name="Source_20_Text"><text:span text:style-name="T133">BigInt.prototype.toJSON();</text:span></text:span></text:p>
            <text:p text:style-name="P34"><text:span text:style-name="Source_20_Text"><text:span text:style-name="T28"/></text:span></text:p>
            <text:p text:style-name="P34"><text:span text:style-name="Source_20_Text"><text:span text:style-name="T134">A</text:span></text:span><text:span text:style-name="Source_20_Text"><text:span text:style-name="T133">syncFunction</text:span></text:span><text:span text:style-name="Source_20_Text"><text:span text:style-name="T134">(); </text:span></text:span></text:p>
            <text:p text:style-name="P34"><text:span text:style-name="Source_20_Text"><text:span text:style-name="T133">GeneratorFunction();</text:span></text:span></text:p>
            <text:p text:style-name="P34"><text:span text:style-name="Source_20_Text"><text:span text:style-name="T5"/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4">Math <text:span text:style-name="T182">functions</text:span></text:p>
          </table:table-cell>
          <table:covered-table-cell/>
          <table:table-cell table:style-name="Table2.C1" office:value-type="string">
            <text:p text:style-name="P89">Abstract functions</text:p>
          </table:table-cell>
        </table:table-row>
        <table:table-row>
          <table:table-cell table:style-name="Table2.A2" table:number-columns-spanned="2" office:value-type="string">
            <text:p text:style-name="P96"/>
            <text:p text:style-name="P96">sum(&lt;value1&gt;[,valueN]);</text:p>
            <text:p text:style-name="P96">avg(&lt;value1&gt;[,valueN]);</text:p>
            <text:p text:style-name="P96">product(&lt;value1&gt;[,valueN]);</text:p>
            <text:p text:style-name="P96"/>
            <text:p text:style-name="P96">clamp(&lt;value&gt;,&lt;min&gt;,&lt;max&gt;);</text:p>
            <text:p text:style-name="P96"/>
            <text:p text:style-name="P97">isEven(&lt;value&gt;);</text:p>
            <text:p text:style-name="P97">isOdd(&lt;val<text:span text:style-name="T184">ue</text:span>&gt;);</text:p>
            <text:p text:style-name="P98"/>
          </table:table-cell>
          <table:covered-table-cell/>
          <table:table-cell table:style-name="Table2.C2" table:number-rows-spanned="2" office:value-type="string">
            <text:p text:style-name="P32"><text:span text:style-name="Source_20_Text"><text:span text:style-name="T29"/></text:span></text:p>
            <text:p text:style-name="P35"><text:span text:style-name="Source_20_Text"><text:span text:style-name="T149">get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5"><text:span text:style-name="Source_20_Text"><text:span text:style-name="T149">getInV(&lt;</text:span></text:span><text:span text:style-name="Source_20_Text"><text:span text:style-name="T170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hasIn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);</text:span></text:span></text:p>
            <text:p text:style-name="P39"><text:span text:style-name="Source_20_Text"><text:span text:style-name="T149">setIn(&lt;</text:span></text:span><text:span text:style-name="Source_20_Text"><text:span text:style-name="T166">o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67">v</text:span></text:span><text:span text:style-name="Source_20_Text"><text:span text:style-name="T166">alue</text:span></text:span><text:span text:style-name="Source_20_Text"><text:span text:style-name="T149">&gt;);</text:span></text:span></text:p>
            <text:p text:style-name="P36"><text:span text:style-name="Source_20_Text"><text:span text:style-name="T60"/></text:span></text:p>
            <text:p text:style-name="P38"><text:span text:style-name="Source_20_Text"><text:span text:style-name="T152">to</text:span></text:span><text:span text:style-name="Source_20_Text"><text:span text:style-name="T151">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8"><text:span text:style-name="Source_20_Text"><text:span text:style-name="T149">to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8"><text:span text:style-name="Source_20_Text"><text:span text:style-name="T153">toInteger(&lt;val</text:span></text:span><text:span text:style-name="Source_20_Text"><text:span text:style-name="T155">ue</text:span></text:span><text:span text:style-name="Source_20_Text"><text:span text:style-name="T153">&gt;);</text:span></text:span></text:p>
            <text:p text:style-name="P37"><text:span text:style-name="Source_20_Text"><text:span text:style-name="T154">toArray(v</text:span></text:span><text:span text:style-name="Source_20_Text"><text:span text:style-name="T155">alue</text:span></text:span><text:span text:style-name="Source_20_Text"><text:span text:style-name="T154">);</text:span></text:span></text:p>
            <text:p text:style-name="P32"><text:span text:style-name="Source_20_Text"><text:span text:style-name="T149">toObject(&lt;</text:span></text:span><text:span text:style-name="Source_20_Text"><text:span text:style-name="T166">value</text:span></text:span><text:span text:style-name="Source_20_Text"><text:span text:style-name="T149">&gt;);</text:span></text:span></text:p>
            <text:p text:style-name="P32"><text:span text:style-name="Source_20_Text"><text:span text:style-name="T61"/></text:span></text:p>
            <text:p text:style-name="P37"><text:span text:style-name="Source_20_Text"><text:span text:style-name="T151">isIndex(&lt;v</text:span></text:span><text:span text:style-name="Source_20_Text"><text:span text:style-name="T155">alue</text:span></text:span><text:span text:style-name="Source_20_Text"><text:span text:style-name="T151">&gt;);</text:span></text:span></text:p>
            <text:p text:style-name="P37"><text:span text:style-name="Source_20_Text"><text:span text:style-name="T149">isPropertyKey(&lt;</text:span></text:span><text:span text:style-name="Source_20_Text"><text:span text:style-name="T169">v</text:span></text:span><text:span text:style-name="Source_20_Text"><text:span text:style-name="T155">alue</text:span></text:span><text:span text:style-name="Source_20_Text"><text:span text:style-name="T149">&gt;);</text:span></text:span></text:p>
            <text:p text:style-name="P37"><text:span text:style-name="Source_20_Text"><text:span text:style-name="T149">isSameValue(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1</text:span></text:span><text:span text:style-name="Source_20_Text"><text:span text:style-name="T149">&gt;,&lt;</text:span></text:span><text:span text:style-name="Source_20_Text"><text:span text:style-name="T171">v</text:span></text:span><text:span text:style-name="Source_20_Text"><text:span text:style-name="T155">alue</text:span></text:span><text:span text:style-name="Source_20_Text"><text:span text:style-name="T171">2</text:span></text:span><text:span text:style-name="Source_20_Text"><text:span text:style-name="T149">&gt;);</text:span></text:span></text:p>
            <text:p text:style-name="P31"><text:span text:style-name="Source_20_Text"><text:span text:style-name="T149">isSameValueZero(&lt;</text:span></text:span><text:span text:style-name="Source_20_Text"><text:span text:style-name="T166">value1</text:span></text:span><text:span text:style-name="Source_20_Text"><text:span text:style-name="T149">&gt;,&lt;</text:span></text:span><text:span text:style-name="Source_20_Text"><text:span text:style-name="T166">value2</text:span></text:span><text:span text:style-name="Source_20_Text"><text:span text:style-name="T149">&gt;);</text:span></text:span></text:p>
            <text:p text:style-name="P31"><text:span text:style-name="Source_20_Text"><text:span text:style-name="T149">isSameValueNonNumber(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1</text:span></text:span><text:span text:style-name="Source_20_Text"><text:span text:style-name="T149">&gt;,&lt;</text:span></text:span><text:span text:style-name="Source_20_Text"><text:span text:style-name="T166">val</text:span></text:span><text:span text:style-name="Source_20_Text"><text:span text:style-name="T172">ue</text:span></text:span><text:span text:style-name="Source_20_Text"><text:span text:style-name="T166">2</text:span></text:span><text:span text:style-name="Source_20_Text"><text:span text:style-name="T149">&gt;);</text:span></text:span></text:p>
            <text:p text:style-name="P31"><text:span text:style-name="Source_20_Text"><text:span text:style-name="T29"/></text:span></text:p>
            <text:p text:style-name="P37"><text:span text:style-name="Source_20_Text"><text:span text:style-name="T150">type(&lt;value&gt;);</text:span></text:span></text:p>
            <text:p text:style-name="P37"><text:span text:style-name="Source_20_Text"><text:span text:style-name="T149">createData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149">createMethodProperty(&lt;</text:span></text:span><text:span text:style-name="Source_20_Text"><text:span text:style-name="T168">o</text:span></text:span><text:span text:style-name="Source_20_Text"><text:span text:style-name="T173">bject</text:span></text:span><text:span text:style-name="Source_20_Text"><text:span text:style-name="T149">&gt;,&lt;</text:span></text:span><text:span text:style-name="Source_20_Text"><text:span text:style-name="T167">pr</text:span></text:span><text:span text:style-name="Source_20_Text"><text:span text:style-name="T166">operty</text:span></text:span><text:span text:style-name="Source_20_Text"><text:span text:style-name="T149">&gt;,&lt;</text:span></text:span><text:span text:style-name="Source_20_Text"><text:span text:style-name="T153">val</text:span></text:span><text:span text:style-name="Source_20_Text"><text:span text:style-name="T155">ue</text:span></text:span><text:span text:style-name="Source_20_Text"><text:span text:style-name="T149">&gt;);</text:span></text:span></text:p>
            <text:p text:style-name="P37"><text:span text:style-name="Source_20_Text"><text:span text:style-name="T29"/></text:span></text:p>
          </table:table-cell>
        </table:table-row>
        <table:table-row>
          <table:table-cell table:style-name="Table2.A3" office:value-type="string">
            <text:p text:style-name="P100"/>
            <text:p text:style-name="P100"><text:span text:style-name="T185">t</text:span>oInt8(&lt;value&gt;);</text:p>
            <text:p text:style-name="P100">toUInt8(&lt;value&gt;);</text:p>
            <text:p text:style-name="P100">toInt16(&lt;value&gt;);</text:p>
            <text:p text:style-name="P100">toUInt<text:span text:style-name="T181">1</text:span>6(&lt;value&gt;);</text:p>
            <text:p text:style-name="P100">toInt32(&lt;value&gt;);</text:p>
            <text:p text:style-name="P100">toUInt32(&lt;value&gt;;</text:p>
            <text:p text:style-name="P100">toBigInt64(&lt;value&gt;);</text:p>
            <text:p text:style-name="P100">toBigUInt64(&lt;value&gt;);</text:p>
            <text:p text:style-name="P100"><text:span text:style-name="T181">toFloat32(&lt;value&gt;);</text:span></text:p>
            <text:p text:style-name="P100"/>
          </table:table-cell>
          <table:table-cell table:style-name="Table2.A3" office:value-type="string">
            <text:p text:style-name="P99"/>
            <text:p text:style-name="P99">isInt8(&lt;value&gt;);</text:p>
            <text:p text:style-name="P99">isUInt8(&lt;value&gt;);</text:p>
            <text:p text:style-name="P99">isInt16(&lt;value&gt;);</text:p>
            <text:p text:style-name="P99">isUInt16(&lt;value&gt;);</text:p>
            <text:p text:style-name="P99">isInt32(&lt;value&gt;);</text:p>
            <text:p text:style-name="P99">isUInt32(&lt;value&gt;);</text:p>
            <text:p text:style-name="P99">isBigInt64(&lt;value&gt;);</text:p>
            <text:p text:style-name="P100"><text:span text:style-name="T183">i</text:span>sBigUInt64(&lt;value&gt;);</text:p>
            <text:p text:style-name="P100"/>
          </table:table-cell>
          <table:covered-table-cell table:style-name="Table2.C3"/>
        </table:table-row>
        <table:table-row table:style-name="Table2.1">
          <table:table-cell table:style-name="Table2.A4" table:number-columns-spanned="3" office:value-type="string">
            <text:p text:style-name="P46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2"><text:span text:style-name="Source_20_Text"><text:span text:style-name="T29">getCookie([name]);</text:span></text:span></text:p>
            <text:p text:style-name="P82"><text:span text:style-name="Source_20_Text"><text:span text:style-name="T29">hasCookie(&lt;name&gt;);</text:span></text:span></text:p>
            <text:p text:style-name="P85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]);</text:span></text:span></text:p>
            <text:p text:style-name="P85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1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  <text:p text:style-name="P85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1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6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89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87">AJAX and CORS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3"><text:span text:style-name="Source_20_Text"><text:span text:style-name="T29">getText(&lt;url&gt;,&lt;success&gt;);</text:span></text:span></text:p>
            <text:p text:style-name="P93"><text:span text:style-name="Source_20_Text"><text:span text:style-name="T29">getJson(&lt;url&gt;,&lt;success&gt;);</text:span></text:span></text:p>
            <text:p text:style-name="P92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76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4">string</text:span></text:span><text:span text:style-name="Source_20_Text"><text:span text:style-name="T29">, data: </text:span></text:span><text:span text:style-name="Source_20_Text"><text:span text:style-name="T64">string</text:span></text:span><text:span text:style-name="Source_20_Text"><text:span text:style-name="T29">, queryType: </text:span></text:span><text:span text:style-name="Source_20_Text"><text:span text:style-name="T64">*"ajax"/"cors"</text:span></text:span><text:span text:style-name="Source_20_Text"><text:span text:style-name="T29">, type: </text:span></text:span><text:span text:style-name="Source_20_Text"><text:span text:style-name="T64">*"get"/"post"</text:span></text:span><text:span text:style-name="Source_20_Text"><text:span text:style-name="T29">, success: </text:span></text:span><text:span text:style-name="Source_20_Text"><text:span text:style-name="T64">function</text:span></text:span><text:span text:style-name="Source_20_Text"><text:span text:style-name="T29">, error: </text:span></text:span><text:span text:style-name="Source_20_Text"><text:span text:style-name="T64">function</text:span></text:span><text:span text:style-name="Source_20_Text"><text:span text:style-name="T29">, format: </text:span></text:span><text:span text:style-name="Source_20_Text"><text:span text:style-name="T64">*"text"/"json"/"xml"</text:span></text:span><text:span text:style-name="Source_20_Text"><text:span text:style-name="T29">, user: </text:span></text:span><text:span text:style-name="Source_20_Text"><text:span text:style-name="T64">string</text:span></text:span><text:span text:style-name="Source_20_Text"><text:span text:style-name="T29">, password: </text:span></text:span><text:span text:style-name="Source_20_Text"><text:span text:style-name="T64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2-12-12T17:08:36.487000000</dc:date>
    <meta:print-date>2019-08-23T14:41:00Z</meta:print-date>
    <meta:editing-cycles>749</meta:editing-cycles>
    <meta:editing-duration>PT16H1M2S</meta:editing-duration>
    <meta:document-statistic meta:table-count="3" meta:image-count="0" meta:object-count="0" meta:page-count="3" meta:paragraph-count="269" meta:word-count="360" meta:character-count="7815" meta:non-whitespace-character-count="7706"/>
    <meta:template xlink:type="simple" xlink:actuate="onRequest" xlink:title="" xlink:href="Normal.dotm"/>
  </office:meta>
</office:document-meta>
</file>